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reeSerif3" svg:font-family="FreeSerif" style:font-family-generic="roman" style:font-pitch="variable"/>
    <style:font-face style:name="FreeSerif2" svg:font-family="FreeSerif" style:font-adornments="Fett" style:font-family-generic="roman" style:font-pitch="variable"/>
    <style:font-face style:name="FreeSerif1" svg:font-family="FreeSerif" style:font-adornments="Kursiv" style:font-family-generic="roman" style:font-pitch="variable"/>
    <style:font-face style:name="FreeSerif" svg:font-family="FreeSerif" style:font-adornments="Mitte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justify" style:justify-single-word="false"/>
      <style:text-properties style:font-name="FreeSerif3" fo:font-size="12pt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style:font-name="FreeSerif3" fo:font-size="12pt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Caption">
      <style:text-properties style:font-name="FreeSerif3"/>
    </style:style>
    <style:style style:name="P6" style:family="paragraph" style:parent-style-name="Caption">
      <style:paragraph-properties fo:text-align="justify" style:justify-single-word="false"/>
      <style:text-properties style:font-name="FreeSerif3" fo:font-size="12pt" style:font-size-asian="12pt" style:font-size-complex="12pt"/>
    </style:style>
    <style:style style:name="P7" style:family="paragraph" style:parent-style-name="Text_20_body">
      <style:text-properties style:font-name="FreeSerif3"/>
    </style:style>
    <style:style style:name="P8" style:family="paragraph" style:parent-style-name="Text_20_body">
      <style:paragraph-properties fo:text-align="justify" style:justify-single-word="false">
        <style:tab-stops/>
      </style:paragraph-properties>
      <style:text-properties style:font-name="FreeSerif3" fo:font-size="12pt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FreeSerif3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justify" style:justify-single-word="false">
        <style:tab-stops/>
      </style:paragraph-properties>
      <style:text-properties style:font-name="FreeSerif3" fo:font-size="12pt" fo:font-weight="normal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justify" style:justify-single-word="false">
        <style:tab-stops/>
      </style:paragraph-properties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>
        <style:tab-stops/>
      </style:paragraph-properties>
    </style:style>
    <style:style style:name="P13" style:family="paragraph" style:parent-style-name="Heading_20_1">
      <style:text-properties style:font-name="FreeSerif3"/>
    </style:style>
    <style:style style:name="P14" style:family="paragraph" style:parent-style-name="Heading_20_1">
      <style:paragraph-properties fo:text-align="justify" style:justify-single-word="false"/>
      <style:text-properties style:font-name="FreeSerif3"/>
    </style:style>
    <style:style style:name="P15" style:family="paragraph" style:parent-style-name="Heading_20_1">
      <style:paragraph-properties fo:text-align="justify" style:justify-single-word="false" fo:break-before="page"/>
      <style:text-properties style:font-name="FreeSerif3" fo:font-size="12pt" style:font-size-asian="12pt" style:font-size-complex="12pt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style:text-underline-style="none"/>
    </style:style>
    <style:style style:name="T7" style:family="text">
      <style:text-properties style:font-name="FreeSerif3"/>
    </style:style>
    <style:style style:name="T8" style:family="text">
      <style:text-properties style:font-name="FreeSerif3" fo:font-size="12pt" style:font-size-asian="12pt" style:font-size-complex="12pt"/>
    </style:style>
    <style:style style:name="T9" style:family="text">
      <style:text-properties style:font-name="FreeSerif3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FreeSerif3" fo:font-size="12pt" fo:font-style="italic" style:font-size-asian="12pt" style:font-style-asian="italic" style:font-size-complex="12pt" style:font-style-complex="italic"/>
    </style:style>
    <style:style style:name="T11" style:family="text">
      <style:text-properties style:font-name="FreeSerif3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style:font-name="FreeSerif3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FreeSerif3" fo:font-style="itali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text-position="33% 8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5.279cm, 0cm, 10.5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style:mirror="none" fo:clip="rect(14.079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Título:</text:h>
      <text:h text:style-name="P11" text:outline-level="1">Impactos ambiental de enviar um e-mail, operações sustentáveis de <text:span text:style-name="T2">Data Center</text:span>.</text:h>
      <text:h text:style-name="P8" text:outline-level="1">Resumo:</text:h>
      <text:h text:style-name="P10" text:outline-level="1">O termo computação nas nuvens vem gerando grande confusão no imaginário popular, navegar na internet, pagar contas pelo aplicativo do banco, ver fotos e vídeos num ritmo frenético tem um custo ambiental que muitas vezes não é percebido. Grandes instalações denominadas <text:span text:style-name="T2">Data Center,</text:span><text:span text:style-name="T4"> popularmente</text:span> conhecidos como nuvem, tem um impacto ambiental advindo do resfriamento de seus milhares de computadores. Este estudo exploratório visa uma abordagem inicial para identificar este custo ambiental.</text:h>
      <text:h text:style-name="P8" text:outline-level="1">Problema de Pesquisa e Objetivo:</text:h>
      <text:h text:style-name="P12" text:outline-level="1"><text:span text:style-name="T9">Delimitar uma abordagem teórico conceitual para identificar possíveis impactos ambientais da gestão de arquivos nas nuvens, de maneira mais específica, operações sustentáveis de </text:span><text:span text:style-name="T11">Data Centers</text:span><text:span text:style-name="T9">, e indiretamente identificar o impacto ambiental de toda a Indústria de Tecnologia da Informação (TI) e seus processos produtivos. </text:span></text:h>
      <text:h text:style-name="P8" text:outline-level="1">Revisão Bibliográfica :</text:h>
      <text:h text:style-name="P12" text:outline-level="1"><text:span text:style-name="T9">De acordo com (Porter, 2011), o impacto ambiental de uma tecnologia pode ser avaliado mesmo antes deste ocorrer. Usado o conceito de “envelope” (Uusitalo &amp; Mikkola, 2010) para caracterizar o estágio da tecnologia de processadores (Ahuja, 2012). Para </text:span>(Kleindorfer, Singhal, &amp; Wassenhove, 2005)<text:span text:style-name="T9"> uma pressão para processos produtivos sustentáveis. Para (Buyya, Beloglazov, &amp; Abawajy, 2009)(Ahuja, 2012)(Murugesan, 2008) a operação de grandes </text:span><text:span text:style-name="T11">Data Centers</text:span><text:span text:style-name="T9"> pode ser mais eficiente e mais verde.</text:span></text:h>
      <text:h text:style-name="P8" text:outline-level="1">Metodologia :</text:h>
      <text:h text:style-name="P10" text:outline-level="1">Neste estudo exploratório utilizou-se a metodologia de análise documental e da observação, consultando dados secundários. Para auxiliar a construção deste estudo, foram avaliados vídeos, fotos, diagramas e informações em portais de empresas com grandes prédios dedicados para <text:span text:style-name="T2">Data Centers</text:span>, como empresas globais de rede social, modo de vida, produtos corporativos e de busca, além de duas empresas brasileiras de hospedagem de sites e um grande banco brasileiro. </text:h>
      <text:h text:style-name="P8" text:outline-level="1">Análise dos Resultados :</text:h>
      <text:h text:style-name="P10" text:outline-level="1">A construção de grandes prédios com a finalidade de servir unicamente a função de Data Center é um tendência que vem crescendo rapidamente, os impactos ambientais destas instalações advém do aquecimento dos componentes dos computadores, principalmente o processador. Algumas empresas vem adotando estratégias criativas, como utilizar água de degelo, ou construção de prédios verdes.</text:h>
      <text:h text:style-name="P8" text:outline-level="1">Conclusão :</text:h>
      <text:h text:style-name="P12" text:outline-level="1"><text:span text:style-name="T9">A análise da tendência do consumo de dados mostra que estamos num momento importante, próximos ao aumento exponencial da construção e operação deste tipo de Data Centers</text:span><text:span text:style-name="T12">.</text:span><text:span text:style-name="T9"> Com seus principais impactos ambientais delimitados, é possível evitar um custo ambiental desnecessário e auxiliar a formulação de políticas públicas.</text:span></text:h>
      <text:h text:style-name="P8" text:outline-level="1">Bibliografia :</text:h>
      <text:p text:style-name="Text_20_body"><text:span text:style-name="T7">Buyya, R., Beloglazov, A., &amp; Abawajy, J. (2009). </text:span><text:span text:style-name="T13">Energy-Efficient Management of Data Center Resources for Cloud Computing:A Vision, Architectural Elements, and Open Challenges</text:span><text:span text:style-name="T7">.</text:span></text:p>
      <text:p text:style-name="P7">Ahuja, N. (2012). Datacenter power savings through high ambient datacenter operation: CFD modeling study </text:p>
      <text:p text:style-name="Text_20_body"><text:span text:style-name="T7">Babazadeh, N. (2014). </text:span><text:span text:style-name="T13">Brazil’s internet development plans post-2013 global surveillance disclosures</text:span><text:span text:style-name="T7">. </text:span></text:p>
      <text:h text:style-name="P10" text:outline-level="1">Murugesan, S. (2008). Harnessing Green IT: Principles and Practices</text:h>
      <text:h text:style-name="P8" text:outline-level="1">Agradecimentos :</text:h>
      <text:h text:style-name="P10" text:outline-level="1"/>
      <text:h text:style-name="P15" text:outline-level="1">Introdução</text:h>
      <text:p text:style-name="P4"><text:span text:style-name="T8">O termo nuvem se popularizou rapidamente, computação nas nuvens, tradução de </text:span><text:span text:style-name="T10">cloud computing</text:span><text:span text:style-name="T8">, gerou no imaginário popular uma grande confusão, aonde algumas pessoa de fatos acreditam que os processos computacionais estão ocorrendo nas nuvens que pairam no céu. O termo nuvem é mais adequado para transmitir a ideia de dispersão, podendo ser usado também para representar toda a rede denominada internet, mas para ser mais preciso, de acordo com (Buyya, Beloglazov, &amp; Abawajy, 2009) o termo nuvem é adequado para definir serviços computacionais que crescem de acordo com a necessidade do cliente, escalando-se automaticamente. As nuvens computacionais não são feitas de água, são de concreto, ferro, plástico, silício, e muitos metais, são de fato grandes prédios ou galpões com milhares de computadores empilhados, consumindo muita energia elétrica. </text:span>(Ahuja, 2012) (Buyya, Beloglazov, &amp; Abawajy, 2009).</text:p>
      <text:p text:style-name="P4"><text:span text:style-name="T8">Muito se fala na economia da digitalização de documentos, colocando na balança apenas o impacto ambiental advindo da utilização do papel, uma conta onde só entra a derrubada de árvores para a fabricação do mesmo, como se o impacto ambiental da gestão virtual de arquivos fosse zero. Antes mesmo de qualquer análise comparativa entre o impacto ambiental da gestão de dados no papel e nos computadores, digital, nota-se que o papel não precisa de energia elétrica para consultar seus dados, já os arquivos digitais ficam armazenados, estocados, em computadores, que conectados, formam uma superestrutura, envolvendo prédio e máquina, denominada </text:span><text:span text:style-name="T10">Data Center</text:span><text:span text:style-name="T8">, ou central de dados, que podem opera com impacto ambiental, deixando uma pegada ambiental e aumentando a emissão de gases causadores do efeito estufa </text:span>(Murugesan, 2008)<text:span text:style-name="T8">.</text:span></text:p>
      <text:p text:style-name="P6"><draw:frame draw:style-name="fr1" draw:name="figura2" text:anchor-type="as-char" svg:width="15.961cm" svg:height="9.731cm" draw:z-index="0"><draw:image xlink:href="https://tctechcrunch2011.files.wordpress.com/2014/11/1795561_675414769215779_534700529522168794_n.jpg?w=738" xlink:type="simple" xlink:show="embed" xlink:actuate="onLoad"/></draw:frame></text:p>
      <text:p text:style-name="P6">Imagem 1: Data Center de uma rede social, localizado em Altoona, Iowa, EUA, inaugurado em novembro de 2014. Observa-se na foto um giganstesco galpão, onde ficam empilhados os computadores, nota-se também que existe uma grande lagoa, com a água que circula para resfriamento da estrutura, com uma caneleta para o nivelamento. Ao fundo existe um espaço preparado para a construção de um segundo prédio, idêntico, além da planta ter espaço para um terceiro. Tem-se noção do tamanho ao observar os veículos próximo ao edifício. Foto por Hodnett Photographics LLC</text:p>
      <text:p text:style-name="P2">Sua construção, assim como de qualquer outro edifício, tem seu impacto ambiental por si só, porém é o gasto de energia elétrica que é considerável, já que estes computadores ficam ligados sem pausa, esperando conexões de outras máquinas, como outros computadores, celulares, televisores inteligentes, ou qualquer dispositivo com acesso a internet. Quando nossos celulares ou computadores entram em contato com o <text:span text:style-name="T2">Data Center</text:span>, via internet, fazem um pedido, por exemplo, assistir determinado vídeo, o mesmo é processado em milésimos de segundos, podendo não ser autorizado. Essa comunicação pode ser tão rápida quanto o clique do mouse ou o dedo pressionando uma tela touch para trocar de vídeo, as vezes nem nos damos contas que o arquivo de vídeo que estamos vendo está muitas vezes armazenado em computadores em outros países, principalmente Estados Unidos, ou até mesmo em outros continentes, acessados em centésimos de segundos.</text:p>
      <text:p text:style-name="P2">Assim que um pedido é autorizado o computador central do <text:span text:style-name="T2">Data Center </text:span>precisa localizar o arquivo dentro da sua rede interna, pois são muitos computadores conectados, começa então o consumo intenso de energia elétrica. Apesar dos arquivos estarem armazenados magneticamente em discos rígidos, estáveis, é necessário energia elétrica para consultar estes arquivos. Estes são então convertidos, passam da forma magnética, no disco rígido, para a forma elétrica, sendo temporariamente armazenados na memória do servidor, para em pacotes, ser entregue para o cliente. Novamente volto ao exemplo do vídeo, recebemos pequenos pacotes com os pedaços do arquivo, por isso, algumas vezes ocorre travamento, não recebemos o arquivo inteiro, quando ocorre travamento é provável problema de conexão com o <text:span text:style-name="T2">Data Center</text:span>.</text:p>
      <text:p text:style-name="P3"><draw:frame draw:style-name="fr2" draw:name="figura4" text:anchor-type="as-char" svg:width="16.011cm" svg:height="5.83cm" draw:z-index="1"><draw:image xlink:href="http://www.google.com/about/datacenters/gallery/images/_2000/PRY_20.jpg" xlink:type="simple" xlink:show="embed" xlink:actuate="onLoad"/></draw:frame></text:p>
      <text:p text:style-name="P5">Imagem 2: prateleiras de computadores em <text:span text:style-name="T2">Data Center</text:span> localizado em <text:span text:style-name="T2">Mayes County</text:span>, Oklahoma, EUA. Fonte: reprodução, empresa de busca.</text:p>
      <text:p text:style-name="P2">O impacto ambiental de uma requisição de arquivo versus a impressão de uma folha de papel é a primeira vista muito inferior, mas a contabilização poderia ser mais ampla, em termos de metodologia foi procurado abranger o impacto ambiental de uma estrutura da gestão de arquivos, não somente o impacto de uma impressão de uma folha versus o disparo de um e-mail. Tentou-se a partir de uma visão que tenta ser mais holística, estimar o real impacto ambiental de cada componente necessário na cadeia e na gestão de todo o processo de consulta e armazenamento de dados digitais, dentro do atual paradigma tecnológico. Apesar de parecer muito sistemática, a proposta é uma abordagem simples.</text:p>
      <text:p text:style-name="P2">Os recentes casos de espionagem de dados, o qual o governo dos Estados Unidos tinha acesso até mesmo ao e-mail pessoal da presidente, influenciou a redação do recente Marco Civil da Internet, <text:span text:style-name="T14">lei 12.965/14</text:span>, que passou a ter grande relevância para a questão, de acordo com sua redação, "o Poder Executivo, por meio de Decreto, poderá obrigar os provedores de conexão e de aplicações de Internet (...) a instalarem ou utilizarem estruturas para armazenamento, gerenciamento e disseminação de dados em território nacional". Com isso, grandes empresas de internet, muitas na Califórnia, Estados Unidos, podem ser obrigadas a manter os dados localizados em território nacional, dentro da jurisdição brasileira e com respaldo legal para o acesso, diferente do que ocorre hoje em dia, onde temos, por exemplo, empresas americanas com clientes brasileiros mas sem aparato físico em nosso território.</text:p>
      <text:p text:style-name="P2">Está lei pode obrigar grandes empresas a manterem os dados de seus clientes brasileiros em território nacional, e indiretamente as obrigando à construção e operação de <text:span text:style-name="T2">Data Center </text:span>em território nacional, o que pode trazer impactos ambientais para o Brasil, mesmo que incertos. De acordo com um dirigentes<text:span text:style-name="T6"> de uma grande empresa de busca, existem diferenças significativas nos custos para a construção e operação de </text:span><text:span text:style-name="T3">Data Centers</text:span><text:span text:style-name="T6">, sendo que o Brasil é considerado o país mais dispendioso para operadores em termos de gasto de capital e taxas operacionais. Na média, o custo estimado para construção de um </text:span><text:span text:style-name="T3">Data Center </text:span><text:span text:style-name="T5">no brasil é 60.9 milhões de dólares, comparado com 51.2 milhões no Chile e 43 milhões nos Estados Unidos. Além</text:span><text:span text:style-name="T6"> disto, o custo total das operações, incluído energia elétrica, varia também, dependendo da localização, para um grande </text:span><text:span text:style-name="T3">Data Center </text:span><text:span text:style-name="T6">no Brasil, o gasto mensal médio estimado seria de 950 mil dólares, no Chile 710 mil dólares e nos EUA 510 mil dólares, de acordo com executivo de uma grande empresa de busca, publicado por Chao, 2013</text:span></text:p>
      <text:h text:style-name="P14" text:outline-level="1">Metodologia</text:h>
      <text:p text:style-name="P3">Utilizou-se a metodologia de análise documental e da observação, consultando dados secundários. Grandes empresas, gestoras dos maiores <text:span text:style-name="T2">Data Centers </text:span>do planeta, divulgam informações e vídeos com detalhes sobre a fabricação, manutenção, gestão e impactos ambientais de seus projetos de <text:span text:style-name="T2">Data Center</text:span><text:span text:style-name="T4">, já que esta acaba se tornando, invariavelmente, tarefa central deste tipo de empresa.</text:span></text:p>
      <text:p text:style-name="P3">Foram observados os prédios dos <text:span text:style-name="T2">Data Centers </text:span>de uma grande rede social inaugurado em 2010 em <text:span text:style-name="T2">Forest City</text:span>, Carolina do Norte, EUA, divulgado como um detentor de um dos melhores índices de eficiência energética para instalações do mesmo porte, e outro da mesma empresa, em <text:span text:style-name="T2">Altoona</text:span>, IOWA, EUA, onde no mesmo espaço existe um grande <text:span text:style-name="T2">Data Center</text:span><text:span text:style-name="T4">, que entrou em</text:span> operação em 2014, com outro igual em fase final de construção, com a expectativa de iniciar suas operações neste ano de 2015, e um terceiro com expectativa para iniciar a construção 2016.</text:p>
      <text:p text:style-name="P3">Outro prédio estudado é mantido pela grande rede de busca, sendo considerado como um dos <text:span text:style-name="T2">Data Centers</text:span> mais ecológicos da companhia, localizado na Finlândia. Dentro deste estudo também foi coletadas e analisadas informações sobre e o maior <text:span text:style-name="T2">Data Center</text:span> construído pela empresa de produtos corporativos, em 2011, nos EUA, sendo que a mesma também mantém um <text:span text:style-name="T2">Data Center</text:span> no Brasil, localizado na cidade de São Paulo, considerado o maior da América Latina. A última empresa global deste estudo é a empresa de modo de vida, que mantém um grande <text:span text:style-name="T2">Data Center </text:span>em <text:span text:style-name="T2">Maiden</text:span>, Carolina do Norte, EUA. </text:p>
      <text:p text:style-name="P3">Além destas empresas, que são referencias mundiais, para se aproximar da realidade brasileira, dentro do escopo possível de um estudo exploratório, foi-se analisado informações fornecidas por grandes empresas brasileiras de serviços de internet, como um portal tradicional, uma empresa de hospedagem e um grande banco. A empresa de hospedagem, possui dois <text:span text:style-name="T2">Data Centers</text:span><text:span text:style-name="T4"> na cidade de</text:span> São Paulo, que, de acordo com a própria companhia, um destes é considerado o maior <text:span text:style-name="T2">Data Center v</text:span>erde da América Latina. O banco construiu recententemente um grande <text:span text:style-name="T3">Data Center</text:span> com edificação própria, em Brasília, Distrito Federal, Brasil.</text:p>
      <text:p text:style-name="P3">Todas as informações sobre o impacto ambiental individual de cada projeto de <text:span text:style-name="T2">Data Center</text:span> foi divulgado por sua empresa gestora, porém, ainda dentro da intenção exploratório, foi se agrupado e clusterizado alguns destes dados de maneira subjetiva pelo autor de modo a acelerar o processo de análise dos dados, pois não é o objetivo final de um estudo exploratório a conclusão ou mesmo um resultado conclusivo, tendo por objetivo uma análise do autor por meio de uma matéria, objeto ou disciplina com a finalidade de ter um primeiro contato estruturado com o tema.</text:p>
      <text:h text:style-name="P13" text:outline-level="1">Revisão da Literatura</text:h>
      <text:p text:style-name="P3">Para (Porter, 2011) uma tecnologia pode ter diversos impactos, sendo que seu impacto ambiental é uma de suas possíveis consequências, seu impacto pode ser avaliado mesmo antes deste ocorrer. O principal impacto ambiental da gestão de arquivos na nuvem, ou seja, da operação de <text:span text:style-name="T2">Data Center </text:span><text:span text:style-name="T4">e computadores no geral </text:span>é o aquecimento de seus processadores devido ao uso intenso. Para Ahuja, arquiteto sênior da Intel, em pesquisa publicada em 2012, para um <text:span text:style-name="T2">Data Center </text:span>convencional, 40% do total da energia consumida é utilizada para resfriamento dos processadores.</text:p>
      <text:p text:style-name="P4"><text:span text:style-name="T9">Quase todo o trabalho, e por consequência, o gasto energético é concentrado no processador, onde ocorre o maior custo ambiental, já que seu uso aquece sua estrutura metálica, exigindo seu resfriamento, aparece então o impacto ambiental negativo deste processo eletrônico. O processador é o elemento central de todo o debate quando o assunto é tecnologia da <text:s/>informação (Ahuja, 2007), até mesmo quando o escopo da proposta é estimar o impacto ambiental (Porter, 2011) de toda uma estrutura predial e de máquinas, todos os outros elementos se tornam menos importantes diante do peso que tem o aquecimento do processador </text:span>(Buyya, Beloglazov, &amp; Abawajy, 2009)<text:span text:style-name="T9">.</text:span></text:p>
      <text:p text:style-name="P4"><text:span text:style-name="T9">De acordo com </text:span>(Uusitalo &amp; Mikkola, 2010)<text:span text:style-name="T9"> a tecnologia de processadores encontra-se num “envelope” de eficiência energética, as principais empresas de tecnologia deste estudo, empresas mantenedoras de gigantescos </text:span><text:span text:style-name="T11">Data Centers</text:span><text:span text:style-name="T9">, são basicamente clientes de duas grandes empresas fabricantes de processadores de arquitetura x86, utilizado em computadores e servidores, cujos produtos já atingiram a maturidade. Apesar do progresso de seu desempenho computacional ser similar ao proposto por Moore em 1970, cuja a premissa é valida até hoje, prevendo que o tamanho dos elementos da eletrônica iriam reduzir-se, previu que com isso a capacidade operacional dobra-se-ia a cada 18 meses.</text:span></text:p>
      <text:p text:style-name="P3">Essa premissa acabou popularizando-se como lei de Moore, porém, apenas recentemente os fabricantes de processadores se depararam com uma limitação não prevista, depois de sempre atingir uma nova capacidade máxima, o aquecimento do material que é o feito o processador começou restringir esse crescimento, já que a temperatura do material ficaria acima do limite de tolerância, tanto para a estabilidade física dos componentes, quanto para o gasto energético para seu resfriamento (Ahuja, 2012). Descobriu-se então um limite físico, mas curiosamente a lei de Moore não foi interrompida, a capacidade continuou crescendo de acordo com o previsto, já que a indústria inovou e passou a distribuir computadores com mais de um processador no núcleo, formando uma rede de processadores que podem operar independentemente, permanecendo o crescimento exponencial.</text:p>
      <text:p text:style-name="P3">Se todos os servidores do mundo estão basicamente estruturados em cima da tecnologia fornecida por duas empresas, cujo os produtos já atingiram o limite da eficiência tecnológica, não havendo diferença significativa no consumo destes, pode-se então utilizar o conceito de envelope proposto para caracterizar este estágio (Uusitalo e Mikkola, 1998). Assim encontramo-nos dentro de um paradigma tecnológico, onde é necessário uma disruptura tecnológica para um novo patamar de desempenho operacional para os processadores.</text:p>
      <text:p text:style-name="P3">Além disto a análise do novo Marco Civil, lei 12.965/14, indica que grandes empresas de tecnologia podem ser obrigadas à construção e operação destes <text:span text:style-name="T2">Data Centers </text:span>em território nacional.</text:p>
      <text:h text:style-name="P13" text:outline-level="1">Análise dos dados</text:h>
      <text:p text:style-name="P3">O foco deste estudo são a estrutura denominada <text:span text:style-name="T2">Data Center</text:span>, prédios e máquinas, em alguns casos projetos, mas principalmente instalações que ocupem um imóvel inteiro dedicado ao armazenamento de dados, um grande galpão na maioria dos casos, aonde se conectam e empilham milhares de computadores. O crescimento destes projetos é intenso, segue o aumento no consumo dos dados e popularização de aplicativo, um dos <text:span text:style-name="T2">Data Centers</text:span> de uma grande empresa de rede social recebe diariamente entregas de computadores empilhados em caminhões, para suportar o ritmo de crescimento na coleta e armazenamento de dados de seus clientes.</text:p>
      <text:p text:style-name="P3">Porém, para escapar deste problema, algumas soluções criativas vem sendo implementadas, uma grande empresa de busca mantém um Data Center na Finlândia, com o objetivo de reaproveitar a água do degelo para resfriar seus processadores, alegando assim um impacto ambiental zero, para esta edificação e estrutura.</text:p>
      <text:p text:style-name="P3">Outro solução da mesma empresa para enfrentar este “envelope” tecnológico foi melhorar a tecnologia das edificações, ou seja, construir prédios mais eficientes na tarefa de dissipar o calor, assim a estrutura como um todo se torna mais eficiente, prédio e máquinas. Esta solução é bastante promissora e sua disseminação é esperada, apesar de não divulgar números precisos, a empresa de busca afirma que, além de uma tecnologia levemente superior ao seus concorrentes, detém prédios até 80% mais eficientes.</text:p>
      <text:p text:style-name="P3">As soluções tecnológicas também existem, assim como algumas destas empresas que afirmam ter uma tecnologia melhor, pode ser em termos de capacidade, mas de maneira mais ampla, é <text:s/>porque utiliza técnicas de gestão eficiente de informações e processos informacionais. Mesmo todos os computadores do mundo estando debruçado sobre a tecnologia de duas empresas fabricantes de processadores, ainda assim é possível utilizar esta tecnologia de maneira mais eficiente, evitando por exemplo “gastar” tempo do processador com requisições desnecessária, mesmo utilizando o mesmo produto, no saldo final pode-se obter uma tecnologia mais eficiente.</text:p>
      <text:p text:style-name="P3">Para melhorar a eficiência a maioria das empresas estudadas alega adotar práticas simples como não conectar nos computadores do Data Center nada mais do que o necessário, um mouse ou teclado conectados a mais em um servidor seria suficiente para atrapalhar. Além disso, todas alegam, até por esta ser uma finalidade em si de um super computador, utilizar a prática de virtualização de servidores, ou seja, um grande computador que estaria sendo dividido e utilizado como se fosse muitos computadores. Uma maneira inteligente de não precisar fabricar outro computador.</text:p>
      <text:p text:style-name="P3">A gestão da água parece ter um impacto ambiental, já que este é o material utilizado para o resfriamento dos processadores, para evitar ou diminuir isto, muitas empresas alegam a reutilização da água, evitando o consumo de água desnecessariamente.</text:p>
      <text:p text:style-name="Caption"><draw:frame draw:style-name="fr3" draw:name="figura3" text:anchor-type="paragraph" svg:x="0.011cm" svg:y="-0.011cm" svg:width="16.013cm" svg:height="6.361cm" draw:z-index="2"><draw:image xlink:href="http://www.google.com/about/datacenters/gallery/images/_2000/LPP_014a.jpg" xlink:type="simple" xlink:show="embed" xlink:actuate="onLoad"/></draw:frame></text:p>
      <text:p text:style-name="Caption">Imagem 3: sistema de controle de águas, em variadas temperaturas, em <text:span text:style-name="T2">Data Center</text:span> de empresa de busca. Fonte: divulgada pela própria empresa.</text:p>
      <text:h text:style-name="P13" text:outline-level="1">Limitações</text:h>
      <text:p text:style-name="P2">Além de <text:s/>todas as limitações de um estudo exploratório com análise de fontes secundárias, não foi coberto no escopo deste trabalho o descarte do material eletrônico, que muitas vezes contém metais pesados, mercúrio, arsênico, entre outros. A taxa de substituições dos equipamentos é muito rápida e o descarte inadequado é gerador de uma grande impacto ambiental, porém, apesar de achar este impacto relevante, foi preferido fazer um recorte de um sistema de <text:span text:style-name="T3">Data Center</text:span> em operação e focar nos impactos desta operação como um sistema fechado.</text:p>
      <text:h text:style-name="P13" text:outline-level="1">Resultados e Conclusão</text:h>
      <text:p text:style-name="P4"><text:span text:style-name="T9">Acredita-se que o impacto da gestão virtual dos arquivos nas nuvens é sem dúvida mais eficiente em termos de economia de tempo do que a utilização do papel, mas quanto ao seu impacto ambiental, sabe-se apenas que é existente, porém incerto. De acordo com a interpretação dos dados pela literatura, a tecnologia de processadores está em um “envelope” tecnológico </text:span>(Uusitalo &amp; Mikkola, 2010)<text:span text:style-name="T9">, onde já atingiu o limite da eficiência energética, acredita-se na possibilidade de uma disruptura tecnológica, um salto no processo produtivo de processadores que poderá <text:s/>transformar a tecnologia e diminuir seu impacto ambiental significativamente.</text:span></text:p>
      <text:p text:style-name="P4"><text:span text:style-name="T9">O aumento do consumo de dados é exponencial e como resultado disto é necessário também aumentar a infraestrutura para suportar estes serviços ininterruptos de informação. O impacto ambiental deste tipo de instalação pode ser evitado com medidas simples, aina no projeto da planta, como a modelagem de sistema térmicos mais eficientes para dissipar o calor </text:span>(Ahuja, 2012) (Buyya, Beloglazov, &amp; Abawajy, 2009)<text:span text:style-name="T9">. Espera-se que no Brasil, dentro dos próximos dez anos, a construção deste tipo de empreendido tenha crescimento, sendo o Brasil um dos principais consumidores de internet, é natural que as grandes empresas inaugurem instalações aqui nos próximos anos. Além disto o recém-inaugurado marco civil da internet, lei 12.965/14, pode impactar positivamente a tendência da construção de prédios de </text:span><text:span text:style-name="T11">Data Center </text:span><text:span text:style-name="T9">no Brasil. </text:span></text:p>
      <text:p text:style-name="P4"><text:span text:style-name="T9">As grandes empresas globais de tecnologia da informação estão esperando que o governo brasileiro não as obrigue a adequar-se a nova lei, já que, de acordo com (Chao &amp; Trevisani, 2013) o custo para se adequar a essas novas obrigações legais são muito altos. Além do fato destas empresas já operarem seus </text:span><text:span text:style-name="T11">Data Center </text:span><text:span text:style-name="T9">em outros países, com muitas vantagens econômicas, o custo para a construção deste empreendimento é maior no Brasil por uma série de características, principalmente impostos. De acordo com (Babazadeh, 2014), o recente caso de espionagem do governo dos Estados Unidos aos cidadãos e autoridades brasileiras, até mesmo a Presidência da República, foi identificado como um importante motivo que levou o governo a exigir a <text:s/>empresas o mantenimento de dados de seus clientes em território nacional, consequentemente à construção e operação de Data Centers no Brasil, mostrando como a internet pode ter influência em questões de segurança nacional e a soberania do país.</text:span></text:p>
      <text:p text:style-name="P3">Acredito que o impacto ambiental destas novas estruturas de comunicação pudem ser evitadas ou diminuídas com a adoção de práticas simples, principalmente no projeto de prédio, onde o controle de temperatura de seus corredores aparece como parte vital para escapar ao “envelope” o qual a atual tecnologia de processadores se encontra. Apesar de, aparentemente não ter consequências ambientais, navegar na internet, compartilhar fotos e vídeos e até mesmo o pagar contas, pode gerar impactos ambientais negativos não percebidos.</text:p>
      <text:h text:style-name="P13" text:outline-level="1">Referências Bibliográficas</text:h>
      <text:p text:style-name="Text_20_body">Ahuja, N. (2012). Datacenter power savings through high ambient datacenter operation: CFD modeling study (p. 104–107). IEEE. http://doi.org/10.1109/STHERM.2012.6188833</text:p>
      <text:p text:style-name="Text_20_body">Babazadeh, N. (2014). <text:span text:style-name="T1">Brazil’s internet development plans post-2013 global surveillance disclosures</text:span>. NYU Global Liberal.</text:p>
      <text:p text:style-name="Text_20_body">Brasil. Marco Civil da Internet, Lei n<text:span text:style-name="T15">o</text:span> 12.965, de 23 de abril de 2014, Estabelece princípios, garantias, direitos e deveres para o uso da Internet no Brasil. Publicada no Diário Oficial em 24/04/2014.</text:p>
      <text:p text:style-name="Text_20_body">Buyya, R., Beloglazov, A., &amp; Abawajy, J. (2009). <text:span text:style-name="T1">Energy-Efficient Management of Data Center Resources for Cloud Computing:A Vision, Architectural Elements, and Open Challenges</text:span>.</text:p>
      <text:p text:style-name="Text_20_body">Chao, L., &amp; Trevisani, P. (2013). Brazil Legislators Bear Down on Internet Bill. <text:span text:style-name="T1">The Wall Street Journal</text:span>.</text:p>
      <text:p text:style-name="Text_20_body">Kleindorfer, P. R., Singhal, K., &amp; Wassenhove, L. N. (2005). Sustainable operations management. <text:span text:style-name="T1">Production and operations management</text:span>, <text:span text:style-name="T1">14</text:span>(4), 482–492.</text:p>
      <text:p text:style-name="Text_20_body">Martins, G. de A., &amp; Theóphilo, C. R. (2009). <text:span text:style-name="T1">Metodologia da investigação científica para ciências sociais aplicadas</text:span>. São Paulo: Atlas.</text:p>
      <text:p text:style-name="Text_20_body">Murugesan, S. (2008). Harnessing Green IT: Principles and Practices. <text:span text:style-name="T1">IT Professional</text:span>, <text:span text:style-name="T1">10</text:span>(1), 24–33. http://doi.org/10.1109/MITP.2008.10</text:p>
      <text:p text:style-name="Text_20_body">Porter, A. (2011). Cap 9 - Impact Assement. In <text:span text:style-name="T1">Forecasting and management of technology</text:span> (2. ed). Hoboken, NJ: Wiley.</text:p>
      <text:p text:style-name="Text_20_body">Uusitalo, O., &amp; Mikkola, T. (2010). Revisiting the case of float glass: Understanding the industrial revolution through the design envelope. <text:span text:style-name="T1">European Journal of Innovation Management</text:span>, <text:span text:style-name="T1">13</text:span>(1), 24–45.</text:p>
      <text:p text:style-name="Text_20_body">Yevgeniy, S. (2015, junho). Third Facebook Data Center Coming to Iowa. Recuperado de http://www.datacenterknowledge.com/archives/2015/06/04/third-facebook-data-center-coming-to-iowa/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reeSerif3" svg:font-family="FreeSerif" style:font-family-generic="roman" style:font-pitch="variable"/>
    <style:font-face style:name="FreeSerif2" svg:font-family="FreeSerif" style:font-adornments="Fett" style:font-family-generic="roman" style:font-pitch="variable"/>
    <style:font-face style:name="FreeSerif1" svg:font-family="FreeSerif" style:font-adornments="Kursiv" style:font-family-generic="roman" style:font-pitch="variable"/>
    <style:font-face style:name="FreeSerif" svg:font-family="FreeSerif" style:font-adornments="Mitte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variant="normal" fo:text-transform="none" style:font-name="FreeSerif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erif1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.76cm" fo:margin-right="0cm" fo:margin-top="0.21cm" fo:margin-bottom="0.21cm" fo:text-indent="-0.76cm" style:auto-text-indent="false">
        <style:tab-stops/>
      </style:paragraph-properties>
      <style:text-properties fo:text-transform="uppercase" style:font-name="FreeSerif2" fo:font-size="12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isco </meta:initial-creator>
    <meta:creation-date>2015-07-13T16:17:19</meta:creation-date>
    <dc:date>2015-07-18T07:45:30</dc:date>
    <dc:creator>Francisco </dc:creator>
    <meta:editing-duration>PT91H56M59S</meta:editing-duration>
    <meta:editing-cycles>154</meta:editing-cycles>
    <meta:generator>OpenOffice.org/3.2$Linux OpenOffice.org_project/320m12$Build-9483</meta:generator>
    <meta:document-statistic meta:table-count="0" meta:image-count="3" meta:object-count="0" meta:page-count="1" meta:paragraph-count="73" meta:word-count="3688" meta:character-count="24406"/>
  </office:meta>
</office:document-meta>
</file>